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294" calcext:value-type="percentage">
            <text:p>12,94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651" calcext:value-type="percentage">
            <text:p>46,51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8" calcext:value-type="float">
            <text:p>8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196" calcext:value-type="percentage">
            <text:p>1,96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429" calcext:value-type="percentage">
            <text:p>74,29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2" calcext:value-type="float">
            <text:p>2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6683" calcext:value-type="percentage">
            <text:p>66,83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8" calcext:value-type="float">
            <text:p>8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137" calcext:value-type="percentage">
            <text:p>1,37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111" calcext:value-type="percentage">
            <text:p>51,11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44" calcext:value-type="float">
            <text:p>0,44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19" calcext:value-type="float">
            <text:p>1,9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22" calcext:value-type="float">
            <text:p>2,2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19" calcext:value-type="float">
            <text:p>1,9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99" calcext:value-type="float">
            <text:p>9,9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93" calcext:value-type="float">
            <text:p>9,3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 office:value-type="float" office:value="0.0013" calcext:value-type="float">
            <text:p>1,3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 office:value-type="float" office:value="0.00061" calcext:value-type="float">
            <text:p>6,10E-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7645" calcext:value-type="percentage">
            <text:p>7,65%</text:p>
          </table:table-cell>
          <table:table-cell table:style-name="ce23"/>
          <table:table-cell table:style-name="ce25" table:formula="of:=AVERAGE([.D2:.D11])" office:value-type="percentage" office:value="0.59685" calcext:value-type="percentage">
            <text:p>59,69%</text:p>
          </table:table-cell>
          <table:table-cell table:style-name="ce23"/>
          <table:table-cell table:style-name="ce28" table:formula="of:=AVERAGE([.F2:.F11])" office:value-type="float" office:value="0.1775" calcext:value-type="float">
            <text:p>0,1775</text:p>
          </table:table-cell>
          <table:table-cell table:style-name="ce23"/>
          <table:table-cell table:style-name="ce32" table:formula="of:=AVERAGE([.H2:.H11])" office:value-type="float" office:value="0.001163" calcext:value-type="float">
            <text:p>1,16E-03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25" office:value-type="percentage" office:value="0.2225" calcext:value-type="percentage">
            <text:p>22,25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 office:value-type="percentage" office:value="0.2304" calcext:value-type="percentage">
            <text:p>23,04%</text:p>
          </table:table-cell>
          <table:table-cell office:value-type="string" calcext:value-type="string">
            <text:p>MB_2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 office:value-type="percentage" office:value="0.3069" calcext:value-type="percentage">
            <text:p>30,69%</text:p>
          </table:table-cell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percentage" office:value="0.253266666666667" calcext:value-type="percentage">
            <text:p>25,33%</text:p>
          </table:table-cell>
          <table:table-cell table:style-name="ce23"/>
          <table:table-cell table:style-name="ce28" table:formula="of:=AVERAGE([.F16:.F25])" office:value-type="float" office:value="0.38" calcext:value-type="float">
            <text:p>0,38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float" office:value="0.638333333333333" calcext:value-type="float">
            <text:p>0,638333333333333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9:34:34.40635997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4T13:58:10.198346198</dc:date>
    <meta:editing-duration>P24DT8H24M35S</meta:editing-duration>
    <meta:editing-cycles>4829</meta:editing-cycles>
    <meta:generator>LibreOffice/7.0.4.2$Linux_X86_64 LibreOffice_project/00$Build-2</meta:generator>
    <meta:document-statistic meta:table-count="5" meta:cell-count="3267" meta:object-count="0"/>
  </office:meta>
</office:document-meta>
</file>